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25.622cm" table:align="left"/>
    </style:style>
    <style:style style:name="Table1.A" style:family="table-column">
      <style:table-column-properties style:column-width="2.847cm"/>
    </style:style>
    <style:style style:name="Table1.A1" style:family="table-cell">
      <style:table-cell-properties style:vertical-align="middle" fo:padding="0.049cm" fo:border-left="0.05pt solid #000000" fo:border-right="none" fo:border-top="0.05pt solid #000000" fo:border-bottom="0.05pt solid #000000"/>
    </style:style>
    <style:style style:name="Table1.I1" style:family="table-cell">
      <style:table-cell-properties style:vertical-align="middle" fo:padding="0.049cm" fo:border="0.05pt solid #000000"/>
    </style:style>
    <style:style style:name="Table1.2" style:family="table-row">
      <style:table-row-properties style:min-row-height="1.072cm"/>
    </style:style>
    <style:style style:name="Table1.A2" style:family="table-cell">
      <style:table-cell-properties style:vertical-align="middle" fo:padding="0.049cm" fo:border-left="0.05pt solid #000000" fo:border-right="none" fo:border-top="none" fo:border-bottom="0.05pt solid #000000"/>
    </style:style>
    <style:style style:name="Table1.I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margin-left="0cm" fo:margin-right="0cm" fo:text-indent="0cm" style:auto-text-indent="false"/>
    </style:style>
    <style:style style:name="P2" style:family="paragraph" style:parent-style-name="Text_20_body" style:list-style-name="L1"/>
    <style:style style:name="P3" style:family="paragraph" style:parent-style-name="Table_20_Heading">
      <style:text-properties fo:font-size="10pt" style:text-underline-style="solid" style:text-underline-width="auto" style:text-underline-color="font-color" officeooo:paragraph-rsid="000f8d06" style:font-size-asian="10pt" style:font-size-complex="10pt"/>
    </style:style>
    <style:style style:name="P4" style:family="paragraph" style:parent-style-name="Table_20_Heading">
      <style:text-properties fo:font-size="10pt" officeooo:paragraph-rsid="000f8d06" style:font-size-asian="10pt" style:font-size-complex="10pt"/>
    </style:style>
    <style:style style:name="P5" style:family="paragraph" style:parent-style-name="Table_20_Heading">
      <style:text-properties fo:font-size="10pt" officeooo:rsid="0019683b" officeooo:paragraph-rsid="0019683b" style:font-size-asian="10pt" style:font-size-complex="10pt"/>
    </style:style>
    <style:style style:name="P6" style:family="paragraph" style:parent-style-name="Table_20_Heading">
      <style:text-properties fo:font-size="10pt" officeooo:paragraph-rsid="001d1aaa" style:font-size-asian="10pt" style:font-size-complex="10pt"/>
    </style:style>
    <style:style style:name="P7" style:family="paragraph" style:parent-style-name="Table_20_Heading">
      <style:text-properties fo:font-size="10pt" officeooo:rsid="0012b76e" officeooo:paragraph-rsid="001d1aaa" style:font-size-asian="10pt" style:font-size-complex="10pt"/>
    </style:style>
    <style:style style:name="P8" style:family="paragraph" style:parent-style-name="Table_20_Contents">
      <style:text-properties fo:font-size="11pt" officeooo:paragraph-rsid="000f8d06" style:font-size-asian="11pt" style:font-size-complex="11pt"/>
    </style:style>
    <style:style style:name="P9" style:family="paragraph" style:parent-style-name="Standard">
      <style:text-properties officeooo:paragraph-rsid="000f8d06"/>
    </style:style>
    <style:style style:name="P10" style:family="paragraph" style:parent-style-name="Heading_20_3">
      <style:paragraph-properties fo:margin-left="0cm" fo:margin-right="0cm" fo:text-indent="0cm" style:auto-text-indent="false"/>
      <style:text-properties officeooo:paragraph-rsid="000f8d06"/>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text-properties fo:font-weight="bold" style:font-weight-asian="bold" style:font-weight-complex="bold"/>
    </style:style>
    <style:style style:name="P14" style:family="paragraph" style:parent-style-name="Horizontal_20_Line">
      <style:text-properties officeooo:paragraph-rsid="0017ea60"/>
    </style:style>
    <style:style style:name="P15" style:family="paragraph" style:parent-style-name="Text_20_body">
      <style:paragraph-properties fo:margin-left="0cm" fo:margin-right="0cm" fo:text-indent="0cm" style:auto-text-indent="false"/>
    </style:style>
    <style:style style:name="P16" style:family="paragraph" style:parent-style-name="Heading_20_3">
      <style:paragraph-properties fo:margin-left="0cm" fo:margin-right="0cm" fo:text-indent="0cm" style:auto-text-indent="false"/>
      <style:text-properties officeooo:paragraph-rsid="00167006"/>
    </style:style>
    <style:style style:name="P17" style:family="paragraph" style:parent-style-name="Text_20_body" style:list-style-name="L3">
      <style:text-properties officeooo:paragraph-rsid="00167006"/>
    </style:style>
    <style:style style:name="P18" style:family="paragraph" style:parent-style-name="Text_20_body" style:list-style-name="L3">
      <style:text-properties fo:font-size="10pt" officeooo:paragraph-rsid="00167006" style:font-size-asian="10pt" style:font-size-complex="10pt"/>
    </style:style>
    <style:style style:name="P19" style:family="paragraph" style:parent-style-name="Text_20_body" style:list-style-name="L3">
      <style:text-properties officeooo:paragraph-rsid="0019683b"/>
    </style:style>
    <style:style style:name="P20" style:family="paragraph" style:parent-style-name="Text_20_body" style:list-style-name="L3"/>
    <style:style style:name="T1" style:family="text">
      <style:text-properties officeooo:rsid="000f8d06"/>
    </style:style>
    <style:style style:name="T2" style:family="text">
      <style:text-properties fo:font-weight="bold" officeooo:rsid="000f9b5d" style:font-weight-asian="bold" style:font-weight-complex="bold"/>
    </style:style>
    <style:style style:name="T3" style:family="text">
      <style:text-properties officeooo:rsid="000f9b5d"/>
    </style:style>
    <style:style style:name="T4" style:family="text">
      <style:text-properties fo:font-weight="normal" style:font-weight-asian="normal" style:font-weight-complex="normal"/>
    </style:style>
    <style:style style:name="T5" style:family="text">
      <style:text-properties fo:font-weight="normal" officeooo:rsid="000f9b5d" style:font-weight-asian="normal" style:font-weight-complex="normal"/>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size="10pt" officeooo:rsid="00180965" style:font-size-asian="10pt" style:font-size-complex="10pt"/>
    </style:style>
    <style:style style:name="T9" style:family="text">
      <style:text-properties fo:font-size="10pt" officeooo:rsid="001b5d9a" style:font-size-asian="10pt" style:font-size-complex="10pt"/>
    </style:style>
    <style:style style:name="T10" style:family="text">
      <style:text-properties fo:font-size="10pt" officeooo:rsid="001d1aaa" style:font-size-asian="10pt" style:font-size-complex="10pt"/>
    </style:style>
    <style:style style:name="T11" style:family="text">
      <style:text-properties fo:font-size="10pt" officeooo:rsid="001c4962" style:font-size-asian="10pt" style:font-size-complex="10pt"/>
    </style:style>
    <style:style style:name="T12" style:family="text">
      <style:text-properties fo:font-size="10pt" officeooo:rsid="0019683b" style:font-size-asian="10pt" style:font-size-complex="10pt"/>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A</text:span>rbeitsblatt: (Film-)Musik beschreiben</text:h>
      <text:p text:style-name="Text_20_body"><text:span text:style-name="T2">Ziel</text:span><text:span text:style-name="T3">:</text:span> Musik anhand von Tempo, Dynamik, Klangqualität, Instrumentierung, Artikulation und anderen Aspekten zu beschreiben. </text:p>
      <text:h text:style-name="P1" text:outline-level="3"><text:span text:style-name="T1">A</text:span>ufgabe 1: Musik verschlagworten</text:h>
      <text:list text:style-name="L1">
        <text:list-item>
          <text:p text:style-name="P2"><text:span text:style-name="Strong_20_Emphasis"><text:span text:style-name="T4">Höre dir verschiedene Musiken aus der iMovie-Library an. </text:span></text:span><text:span text:style-name="T4">Wähle mindestens </text:span><text:span text:style-name="T5">3</text:span><text:span text:style-name="T4"> Musikstücke aus verschiedenen Stilen und Stimmungen. </text:span></text:p>
        </text:list-item>
        <text:list-item>
          <text:p text:style-name="P2"><text:span text:style-name="Strong_20_Emphasis"><text:span text:style-name="T4">Beschreibe die Musikstücke mit Hilfe der Schlagwörter aus der untenstehenden Liste. </text:span></text:span><text:span text:style-name="T4">Finde passende Begriffe für jedes Musikstück. Trage sie in die Tabelle ein. </text:span></text:p>
        </text:list-item>
      </text:list>
      <table:table table:name="Table1" table:style-name="Table1">
        <table:table-column table:style-name="Table1.A" table:number-columns-repeated="9"/>
        <table:table-row>
          <table:table-cell table:style-name="Table1.A1" office:value-type="string">
            <text:p text:style-name="P3">Musikstück</text:p>
          </table:table-cell>
          <table:table-cell table:style-name="Table1.A1" office:value-type="string">
            <text:p text:style-name="P4">Tempo</text:p>
          </table:table-cell>
          <table:table-cell table:style-name="Table1.A1" office:value-type="string">
            <text:p text:style-name="P5">Rhythmik</text:p>
          </table:table-cell>
          <table:table-cell table:style-name="Table1.A1" office:value-type="string">
            <text:p text:style-name="P4">Dynamik</text:p>
          </table:table-cell>
          <table:table-cell table:style-name="Table1.A1" office:value-type="string">
            <text:p text:style-name="P6">Klangfarbe/</text:p>
            <text:p text:style-name="P7">Klangqualität</text:p>
          </table:table-cell>
          <table:table-cell table:style-name="Table1.A1" office:value-type="string">
            <text:p text:style-name="P4">Instrument<text:span text:style-name="T3">e</text:span></text:p>
          </table:table-cell>
          <table:table-cell table:style-name="Table1.A1" office:value-type="string">
            <text:p text:style-name="P4">Artikulation</text:p>
          </table:table-cell>
          <table:table-cell table:style-name="Table1.A1" office:value-type="string">
            <text:p text:style-name="P4">Komplexität</text:p>
          </table:table-cell>
          <table:table-cell table:style-name="Table1.I1" office:value-type="string">
            <text:p text:style-name="P4">Tonart</text:p>
          </table:table-cell>
        </table:table-row>
        <table:table-row table:style-name="Table1.2">
          <table:table-cell table:style-name="Table1.A2" office:value-type="string">
            <text:p text:style-name="P8"/>
            <text:p text:style-name="P8"/>
            <text:p text:style-name="P8"/>
            <text:p text:style-name="P8"/>
            <text:p text:style-name="P8"/>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ext:p text:style-name="P8"/>
            <text:p text:style-name="P8"/>
            <text:p text:style-name="P8"/>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row table:style-name="Table1.2">
          <table:table-cell table:style-name="Table1.A2" office:value-type="string">
            <text:p text:style-name="P8"/>
            <text:p text:style-name="P8"/>
            <text:p text:style-name="P8"/>
            <text:p text:style-name="P8"/>
            <text:p text:style-name="P8"/>
            <text:p text:style-name="P8"/>
          </table:table-cell>
          <table:table-cell table:style-name="Table1.A2" office:value-type="string">
            <text:p text:style-name="P8"/>
            <text:p text:style-name="P8"/>
          </table:table-cell>
          <table:table-cell table:style-name="Table1.A2" office:value-type="string">
            <text:p text:style-name="P8"/>
          </table:table-cell>
          <table:table-cell table:style-name="Table1.A2" office:value-type="string">
            <text:p text:style-name="P8"/>
            <text:p text:style-name="P8"/>
            <text:p text:style-name="P8"/>
            <text:p text:style-name="P8"/>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row table:style-name="Table1.2">
          <table:table-cell table:style-name="Table1.A2" office:value-type="string">
            <text:p text:style-name="P8"/>
            <text:p text:style-name="P8"/>
            <text:p text:style-name="P8"/>
            <text:p text:style-name="P8"/>
            <text:p text:style-name="P8"/>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ext:p text:style-name="P8"/>
            <text:p text:style-name="P8"/>
            <text:p text:style-name="P8"/>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
      <text:p text:style-name="P9"/>
      <text:h text:style-name="P10" text:outline-level="3"><text:soft-page-break/><text:span text:style-name="T1">A</text:span>ufgabe 2: Begleittext schreiben</text:h>
      <text:p text:style-name="Text_20_body"><text:span text:style-name="Strong_20_Emphasis">Wähle ein Musikstück aus, das du vorher verschlagwortet hast, und schreibe einen kurzen Begleittext dazu.</text:span></text:p>
      <text:list text:style-name="L2">
        <text:list-item>
          <text:p text:style-name="P11">Verwende die Schlagwörter, um die Musik zu beschreiben. </text:p>
        </text:list-item>
        <text:list-item>
          <text:p text:style-name="P11">Erkläre, welche Stimmung die Musik vermittelt. </text:p>
        </text:list-item>
        <text:list-item>
          <text:p text:style-name="P12">Führe aus, in welchem Filmkontext diese Musik passen würde und warum. </text:p>
        </text:list-item>
      </text:list>
      <text:p text:style-name="Text_20_body"><text:span text:style-name="Strong_20_Emphasis">Beispiel:</text:span></text:p>
      <text:p text:style-name="Text_20_body">Die Musik von Stück 3 ist schnell und laut, mit einem gleichmäßigen Tempo. Sie hat eine dichte Klangqualität, die Spannung erzeugt. Die Instrumentierung besteht aus Synthesizern und Schlagzeug, was der Musik einen modernen Klang verleiht. Die Artikulation ist rhythmisch und kraftvoll, was die Energie der Musik verstärkt. Diese Musik passt gut zu einer spannenden Action-Szene, weil sie Dynamik und Tempo fördert.</text:p>
      <text:p text:style-name="P13"/>
      <text:p text:style-name="P13">Dein Text:</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14"/>
      <text:p text:style-name="P14"/>
      <text:p text:style-name="P15"/>
      <text:h text:style-name="P16" text:outline-level="3"><text:bookmark text:name="begriffe-zur-beschreibung"/><text:soft-page-break/>Begriffe zur Beschreibung:</text:h>
      <text:list text:style-name="L3">
        <text:list-item>
          <text:p text:style-name="P17"><text:span text:style-name="Strong_20_Emphasis"><text:span text:style-name="T6">Tempo: </text:span></text:span><text:span text:style-name="T6">schnell, langsam, gleichmäßig, beschleunigend, verlangsamend, hektisch, gemächlich, moderat, drängend, ruhig</text:span></text:p>
        </text:list-item>
        <text:list-item>
          <text:p text:style-name="P18"><text:span text:style-name="T7">Rhythmik</text:span>: gleichmäßig, ungleichmäßig, treibend, stockend, tänzerisch, frei, perkussiv, pulsierend, komplex,</text:p>
          <text:p text:style-name="P18">simpel, groovig, marschartig, swingend</text:p>
        </text:list-item>
        <text:list-item>
          <text:p text:style-name="P17"><text:span text:style-name="Strong_20_Emphasis"><text:span text:style-name="T6">Dynamik </text:span></text:span><text:span text:style-name="Strong_20_Emphasis"><text:span text:style-name="T8">(Lautstärke)</text:span></text:span><text:span text:style-name="Strong_20_Emphasis"><text:span text:style-name="T6">: </text:span></text:span><text:span text:style-name="T6">leise, laut, gleichmäßig, zunehmend, abnehmend, plötzlich, schwankend, intensiv, sanft, kräftig, explosiv, ruhig</text:span></text:p>
        </text:list-item>
        <text:list-item>
          <text:p text:style-name="P19"><text:span text:style-name="Strong_20_Emphasis"><text:span text:style-name="T6">Klangqualität/</text:span></text:span><text:span text:style-name="Strong_20_Emphasis"><text:span text:style-name="T9">Klangfarbe</text:span></text:span><text:span text:style-name="Strong_20_Emphasis"><text:span text:style-name="T6">: </text:span></text:span><text:span text:style-name="T6">harmonisch, melodisch, unmelodisch, konsonant, dissonant, klar, dumpf, rein, verzerrt, voll, dünn, ausgewogen, chaotisch, ruhig, warm, hell, dunkel, weich, scharf, brillant, rau, klar, samtig, dumpf, metallisch, nasal, voll, dünn, aggressiv, verzerrt, steril, drahtig, tief, schrill, sanft, bissig</text:span></text:p>
        </text:list-item>
        <text:list-item>
          <text:p text:style-name="P19"><text:span text:style-name="Strong_20_Emphasis"><text:span text:style-name="T6">Instrumentierung:</text:span></text:span></text:p>
          <text:list>
            <text:list-item>
              <text:p text:style-name="P20"><text:span text:style-name="Strong_20_Emphasis"><text:span text:style-name="T6">Streichinstrumente:</text:span></text:span><text:span text:style-name="T6"> Violine, Viola, Cello, Kontrabass, , Streichensemble, Orchester</text:span></text:p>
            </text:list-item>
            <text:list-item>
              <text:p text:style-name="P20"><text:span text:style-name="Strong_20_Emphasis"><text:span text:style-name="T6">Holzblasinstrumente:</text:span></text:span><text:span text:style-name="T6"> Flöte, Klarinette, Oboe, Fagott, Saxophon</text:span></text:p>
            </text:list-item>
            <text:list-item>
              <text:p text:style-name="P20"><text:span text:style-name="Strong_20_Emphasis"><text:span text:style-name="T6">Blechblasinstrumente:</text:span></text:span><text:span text:style-name="T6"> Trompete, Posaune, Tuba, Horn</text:span></text:p>
            </text:list-item>
            <text:list-item>
              <text:p text:style-name="P20"><text:span text:style-name="Strong_20_Emphasis"><text:span text:style-name="T6">Tasteninstrumente:</text:span></text:span><text:span text:style-name="T6"> Klavier, Orgel, Cembalo, Akkordeon</text:span></text:p>
            </text:list-item>
            <text:list-item>
              <text:p text:style-name="P20"><text:span text:style-name="Strong_20_Emphasis"><text:span text:style-name="T6">Schlaginstrumente:</text:span></text:span><text:span text:style-name="T6"> Schlagzeug, Pauke, Xylophon, Marimba, Becken, Tamburin, </text:span><text:span text:style-name="T10">Triangel, Schellenkranz</text:span></text:p>
            </text:list-item>
            <text:list-item>
              <text:p text:style-name="P20"><text:span text:style-name="Strong_20_Emphasis"><text:span text:style-name="T6">Elektronische Instrumente:</text:span></text:span><text:span text:style-name="T6"> Synthesizer, Drumcomputer, Sampler</text:span></text:p>
            </text:list-item>
            <text:list-item>
              <text:p text:style-name="P20"><text:span text:style-name="Strong_20_Emphasis"><text:span text:style-name="T6">Saiteninstrumente:</text:span></text:span><text:span text:style-name="T6"> </text:span><text:span text:style-name="T10">(E-)</text:span><text:span text:style-name="T6">Gitarre, </text:span><text:span text:style-name="T10">(E-)Bass,</text:span><text:span text:style-name="T6"> Banjo, Mandoline, Zither, Ukulele, </text:span><text:span text:style-name="T11">Harfe</text:span></text:p>
            </text:list-item>
            <text:list-item>
              <text:p text:style-name="P20"><text:span text:style-name="Strong_20_Emphasis"><text:span text:style-name="T6">Gesang:</text:span></text:span><text:span text:style-name="T6"> Solo, Chor, Ensemble, A-cappella, Sprechgesang, </text:span><text:span text:style-name="T12">meslismatisch, </text:span><text:span text:style-name="T10">Rap</text:span></text:p>
            </text:list-item>
          </text:list>
        </text:list-item>
        <text:list-item>
          <text:p text:style-name="P17"><text:span text:style-name="Strong_20_Emphasis"><text:span text:style-name="T6">Artikulation </text:span></text:span><text:span text:style-name="Strong_20_Emphasis"><text:span text:style-name="T8">(Auf welche Art wird </text:span></text:span><text:span text:style-name="Strong_20_Emphasis"><text:span text:style-name="T11">ein bestimmtes Instrument </text:span></text:span><text:span text:style-name="Strong_20_Emphasis"><text:span text:style-name="T8">gespielt?)</text:span></text:span><text:span text:style-name="Strong_20_Emphasis"><text:span text:style-name="T6">: </text:span></text:span><text:span text:style-name="T6">sanft, zart, energisch, präzise, gefühlvoll, fließend (legato), rhythmisch, staccato, abgehackt, druckvoll, virtuos, ausdrucksstark, akzentuiert, gebunden, abgesetzt, impulsiv, dynamisch, schwebend</text:span></text:p>
        </text:list-item>
        <text:list-item>
          <text:p text:style-name="P17"><text:span text:style-name="Strong_20_Emphasis"><text:span text:style-name="T6">Komplexität:</text:span></text:span><text:span text:style-name="T6"><text:line-break/>einfach, klar, kompliziert, repetitiv, monoton, abwechslungsreich, vielschichtig, strukturiert, polyphon, ornamentiert, harmonisch dicht, rhythmisch komplex, anspruchsvoll, detailreich, verflochten, minimalistisch, transparent, chaotisch, linear, episch</text:span></text:p>
        </text:list-item>
        <text:list-item>
          <text:p text:style-name="P17"><text:soft-page-break/><text:span text:style-name="Strong_20_Emphasis"><text:span text:style-name="T6">Tonart:</text:span></text:span><text:span text:style-name="T6"><text:line-break/>Dur, Moll, pentatonisch, </text:span><text:span text:style-name="T11">atona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urce Han Sans CN"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urce Han Sans CN"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left="0cm" fo:margin-right="0cm" fo:margin-top="0.423cm" fo:margin-bottom="0.212cm" style:contextual-spacing="false" fo:text-indent="0cm" style:auto-text-indent="false"/>
      <style:text-properties style:font-name="Liberation Sans1" fo:font-family="'Liberation Sans'" style:font-style-name="Bold" style:font-family-generic="swiss" style:font-pitch="variable" fo:font-size="21pt" fo:font-weight="bold" style:font-name-asian="Source Han Sans CN" style:font-family-asian="'Source Han Sans CN'" style:font-family-generic-asian="system" style:font-pitch-asian="variable" style:font-size-asian="24pt" style:font-weight-asian="bold" style:font-name-complex="NotoSans NF1" style:font-family-complex="'NotoSans NF'"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ans1" fo:font-family="'Liberation Sans'" style:font-style-name="Bold" style:font-family-generic="swiss" style:font-pitch="variable" fo:font-size="14pt" fo:font-weight="bold" style:font-name-asian="Source Han Sans CN" style:font-family-asian="'Source Han Sans CN'"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text-properties style:font-name="Liberation Sans2" fo:font-family="'Liberation Sans'" style:font-style-name="Regular" style:font-family-generic="swiss" style:font-pitch="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8d06" officeooo:paragraph-rsid="000f8d0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ilmmusik <text:s text:c="88"/>Name:____________________ <text:s text:c="3"/>Klasse:_______<text:tab/>Datum:_________</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9T21:19:56.912583754</meta:creation-date>
    <dc:date>2025-09-04T09:12:21.173868673</dc:date>
    <meta:editing-duration>PT42M44S</meta:editing-duration>
    <meta:editing-cycles>11</meta:editing-cycles>
    <meta:generator>LibreOffice/25.8.0.4$Linux_X86_64 LibreOffice_project/48f00303701489684e67c38c28aff00cd5929e67</meta:generator>
    <meta:document-statistic meta:table-count="1" meta:image-count="0" meta:object-count="0" meta:page-count="4" meta:paragraph-count="42" meta:word-count="395" meta:character-count="3397" meta:non-whitespace-character-count="2969"/>
  </office:meta>
</office:document-meta>
</file>